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DFont+F1" svg:font-family="CIDFont+F1"/>
    <style:font-face style:name="Mangal1" svg:font-family="Mangal"/>
    <style:font-face style:name="OpenSymbol" svg:font-family="OpenSymbol"/>
    <style:font-face style:name="Helvetica1" svg:font-family="Helvetica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5.021cm" fo:margin-left="-0.191cm" fo:margin-top="0cm" fo:margin-bottom="0cm" table:align="left" style:writing-mode="lr-tb"/>
    </style:style>
    <style:style style:name="Tabla1.A" style:family="table-column">
      <style:table-column-properties style:column-width="8.881cm"/>
    </style:style>
    <style:style style:name="Tabla1.B" style:family="table-column">
      <style:table-column-properties style:column-width="6.1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018cm solid #000001"/>
    </style:style>
    <style:style style:name="Tabla2" style:family="table">
      <style:table-properties style:width="15.021cm" fo:margin-left="-0.191cm" fo:margin-top="0cm" fo:margin-bottom="0cm" table:align="left" style:writing-mode="lr-tb"/>
    </style:style>
    <style:style style:name="Tabla2.A" style:family="table-column">
      <style:table-column-properties style:column-width="8.881cm"/>
    </style:style>
    <style:style style:name="Tabla2.B" style:family="table-column">
      <style:table-column-properties style:column-width="6.14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language="es" fo:country="ES"/>
    </style:style>
    <style:style style:name="P5" style:family="paragraph" style:parent-style-name="Standard">
      <style:paragraph-properties fo:text-align="end" style:justify-single-word="false"/>
      <style:text-properties fo:language="es" fo:country="ES"/>
    </style:style>
    <style:style style:name="P6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2e4b81" style:font-name="Helvetica" fo:font-size="13.5pt" fo:language="es" fo:country="ES" style:font-size-asian="13.5pt" style:font-name-complex="Helvetica2" style:font-size-complex="13.5pt"/>
    </style:style>
    <style:style style:name="P7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0.5pt" fo:language="es" fo:country="ES" style:font-size-asian="10.5pt" style:font-name-complex="Helvetica2" style:font-size-complex="10.5pt"/>
    </style:style>
    <style:style style:name="P9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Helvetica" fo:font-size="10.5pt" fo:language="es" fo:country="ES" fo:font-weight="bold" style:font-size-asian="10.5pt" style:font-weight-asian="bold" style:font-name-complex="Helvetica2" style:font-size-complex="10.5pt"/>
    </style:style>
    <style:style style:name="P10" style:family="paragraph" style:parent-style-name="Standard">
      <style:paragraph-properties fo:orphans="0" fo:widows="0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size="11pt" fo:language="es" fo:country="ES" style:font-size-asian="11pt" style:font-name-complex="Helvetica2" style:font-size-complex="11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text-properties fo:color="#1f497d" fo:font-size="22pt" fo:language="es" fo:country="ES" style:font-size-asian="22pt" style:font-size-complex="22pt"/>
    </style:style>
    <style:style style:name="P13" style:family="paragraph" style:parent-style-name="Standard">
      <style:paragraph-properties fo:text-align="center" style:justify-single-word="false"/>
      <style:text-properties fo:color="#1f497d" fo:font-size="22pt" fo:language="es" fo:country="ES" style:font-size-asian="22pt" style:font-size-complex="22pt"/>
    </style:style>
    <style:style style:name="P14" style:family="paragraph" style:parent-style-name="Standard">
      <style:text-properties fo:color="#009900" style:font-name="Helvetica" fo:font-size="10pt" fo:language="es" fo:country="ES" fo:font-style="italic" style:font-name-asian="Helvetica2" style:font-size-asian="10pt" style:font-style-asian="italic" style:font-name-complex="Helvetica2" style:font-size-complex="10pt" style:font-style-complex="italic"/>
    </style:style>
    <style:style style:name="P15" style:family="paragraph" style:parent-style-name="Standard">
      <style:text-properties fo:color="#009900" style:font-name="Helvetica" fo:font-size="10pt" fo:language="es" fo:country="ES" fo:font-style="italic" style:text-underline-style="solid" style:text-underline-width="auto" style:text-underline-color="font-color" style:font-name-asian="Helvetica2" style:font-size-asian="10pt" style:font-style-asian="italic" style:font-name-complex="Helvetica2" style:font-size-complex="10pt" style:font-style-complex="italic"/>
    </style:style>
    <style:style style:name="P16" style:family="paragraph" style:parent-style-name="Standard">
      <style:text-properties fo:color="#009900" style:font-name="Helvetica" fo:font-size="10pt" fo:language="es" fo:country="ES" fo:font-style="italic" style:text-underline-style="solid" style:text-underline-width="auto" style:text-underline-color="font-color" fo:font-weight="bold" style:font-name-asian="Helvetica2" style:font-size-asian="10pt" style:font-style-asian="italic" style:font-weight-asian="bold" style:font-name-complex="Helvetica2" style:font-size-complex="10pt" style:font-style-complex="italic" style:font-weight-complex="bold"/>
    </style:style>
    <style:style style:name="P17" style:family="paragraph" style:parent-style-name="Standard">
      <style:paragraph-properties style:text-autospace="none"/>
      <style:text-properties fo:color="#009900" style:font-name="Helvetica1" fo:font-size="10pt" fo:font-style="italic" style:font-name-asian="CIDFont+F1" style:font-size-asian="10pt" style:font-style-asian="italic" style:font-name-complex="CIDFont+F1" style:font-size-complex="10pt" style:font-style-complex="italic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9900" style:font-name="Helvetica1" fo:font-size="10pt" fo:font-style="italic" style:font-name-asian="CIDFont+F1" style:font-size-asian="10pt" style:font-style-asian="italic" style:font-name-complex="CIDFont+F1" style:font-size-complex="10pt" style:font-style-complex="italic"/>
    </style:style>
    <style:style style:name="P19" style:family="paragraph" style:parent-style-name="Standard">
      <style:text-properties style:font-name="Helvetica" fo:font-size="10pt" fo:language="es" fo:country="ES" style:font-name-asian="Helvetica2" style:font-size-asian="10pt" style:font-name-complex="Helvetica2" style:font-size-complex="10pt"/>
    </style:style>
    <style:style style:name="P20" style:family="paragraph" style:parent-style-name="Standard">
      <style:text-properties style:font-name="Helvetica" fo:font-size="10pt" style:font-name-asian="Helvetica2" style:font-size-asian="10pt" style:font-name-complex="Helvetica2" style:font-size-complex="10pt"/>
    </style:style>
    <style:style style:name="P21" style:family="paragraph" style:parent-style-name="Standard">
      <style:text-properties style:font-name="Cambria" fo:font-size="12pt" fo:language="es" fo:country="ES" style:font-name-asian="Cambria1" style:font-size-asian="12pt" style:font-name-complex="Cambria1" style:font-size-complex="12pt"/>
    </style:style>
    <style:style style:name="P22" style:family="paragraph" style:parent-style-name="Standard">
      <style:text-properties fo:color="#006600" style:font-name="Helvetica" fo:font-size="10pt" fo:language="es" fo:country="ES" style:font-name-asian="Helvetica2" style:font-size-asian="10pt" style:font-name-complex="Helvetica2" style:font-size-complex="10pt"/>
    </style:style>
    <style:style style:name="P23" style:family="paragraph" style:parent-style-name="Standard">
      <style:text-properties fo:color="#006600" style:font-name="Helvetica" fo:font-size="10pt" fo:language="es" fo:country="ES" fo:font-style="italic" style:text-underline-style="solid" style:text-underline-width="auto" style:text-underline-color="font-color" fo:font-weight="bold" style:font-name-asian="Helvetica2" style:font-size-asian="10pt" style:font-style-asian="italic" style:font-weight-asian="bold" style:font-name-complex="Helvetica2" style:font-size-complex="10pt" style:font-style-complex="italic" style:font-weight-complex="bold"/>
    </style:style>
    <style:style style:name="P24" style:family="paragraph" style:parent-style-name="Standard">
      <style:text-properties fo:color="#006600" style:font-name="Helvetica" fo:font-size="10pt" style:font-name-asian="Helvetica2" style:font-size-asian="10pt" style:font-name-complex="Helvetica2" style:font-size-complex="10pt"/>
    </style:style>
    <style:style style:name="P25" style:family="paragraph" style:parent-style-name="Standard">
      <style:text-properties fo:color="#006600" style:font-name="Helvetica1" fo:font-size="10pt" fo:language="es" fo:country="ES" fo:font-style="italic" style:font-name-asian="CIDFont+F1" style:font-size-asian="10pt" style:font-style-asian="italic" style:font-name-complex="CIDFont+F1" style:font-size-complex="10pt" style:font-style-complex="italic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6600" style:font-name="Helvetica1" fo:font-size="10pt" fo:font-style="italic" style:font-name-asian="CIDFont+F1" style:font-size-asian="10pt" style:font-style-asian="italic" style:font-name-complex="CIDFont+F1" style:font-size-complex="10pt" style:font-style-complex="italic"/>
    </style:style>
    <style:style style:name="P27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  <style:text-properties fo:font-weight="normal" style:font-weight-asian="normal"/>
    </style:style>
    <style:style style:name="P30" style:family="paragraph" style:parent-style-name="Contents_20_Heading">
      <style:text-properties fo:font-weight="normal" style:font-weight-asian="normal"/>
    </style:style>
    <style:style style:name="P31" style:family="paragraph" style:parent-style-name="Standard">
      <style:text-properties style:font-name="Helvetica" fo:font-size="10pt" fo:language="es" fo:country="ES" style:font-name-asian="Helvetica2" style:font-size-asian="10pt" style:font-name-complex="Helvetica2" style:font-size-complex="10pt"/>
    </style:style>
    <style:style style:name="P32" style:family="paragraph" style:parent-style-name="Standard">
      <style:text-properties fo:color="#009900" style:font-name="Helvetica" fo:font-size="10pt" fo:language="es" fo:country="ES" fo:font-style="italic" style:text-underline-style="none" style:font-name-asian="Helvetica2" style:font-size-asian="10pt" style:font-style-asian="italic" style:font-name-complex="Helvetica2" style:font-size-complex="10pt" style:font-style-complex="italic"/>
    </style:style>
    <style:style style:name="P33" style:family="paragraph" style:parent-style-name="Standard">
      <style:paragraph-properties style:text-autospace="none"/>
      <style:text-properties fo:color="#009900" style:font-name="Helvetica" fo:font-size="10pt" fo:language="es" fo:country="ES" fo:font-style="italic" style:text-underline-style="none" style:font-name-asian="Helvetica2" style:font-size-asian="10pt" style:font-style-asian="italic" style:font-name-complex="Helvetica2" style:font-size-complex="10pt" style:font-style-complex="italic"/>
    </style:style>
    <style:style style:name="P34" style:family="paragraph" style:parent-style-name="Standard">
      <style:text-properties fo:color="#009900" style:font-name="Helvetica" fo:font-size="10pt" fo:language="es" fo:country="ES" fo:font-style="italic" style:text-underline-style="none" fo:font-weight="normal" style:font-name-asian="Helvetica2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P35" style:family="paragraph" style:parent-style-name="Standard">
      <style:text-properties fo:color="#009900" style:font-name="Helvetica" fo:font-size="10pt" fo:language="es" fo:country="ES" fo:font-style="italic" style:text-underline-style="solid" style:text-underline-width="auto" style:text-underline-color="font-color" fo:font-weight="normal" style:font-name-asian="Helvetica2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P36" style:family="paragraph" style:parent-style-name="Standard">
      <style:text-properties fo:color="#006600" style:font-name="Helvetica" fo:font-size="10pt" fo:language="es" fo:country="ES" fo:font-style="italic" style:text-underline-style="none" fo:font-weight="normal" style:font-name-asian="Helvetica2" style:font-size-asian="10pt" style:font-style-asian="italic" style:font-weight-asian="normal" style:font-name-complex="Helvetica2" style:font-size-complex="10pt" style:font-style-complex="italic" style:font-weight-complex="normal"/>
    </style:style>
    <style:style style:name="P37" style:family="paragraph" style:parent-style-name="Standard">
      <style:text-properties style:font-name="Cambria" fo:font-size="12pt" fo:language="es" fo:country="ES" style:font-name-asian="Cambria1" style:font-size-asian="12pt" style:font-name-complex="Cambria1" style:font-size-complex="12pt"/>
    </style:style>
    <style:style style:name="P38" style:family="paragraph" style:parent-style-name="Standard">
      <style:text-properties fo:color="#ff9393" style:font-name="Consolas" fo:font-size="10pt" fo:language="es" fo:country="ES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P39" style:family="paragraph" style:parent-style-name="Standard">
      <style:text-properties fo:font-weight="normal" style:font-weight-asian="normal"/>
    </style:style>
    <style:style style:name="P4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d9e8f7" style:font-name="Consolas" fo:font-size="10pt" style:font-name-asian="Consolas" style:font-size-asian="10pt" style:font-name-complex="Consolas" style:font-size-complex="10pt"/>
    </style:style>
    <style:style style:name="P4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d9e8f7" style:font-name="Consolas" fo:font-size="10pt" style:text-underline-style="none" style:font-name-asian="Consolas" style:font-size-asian="10pt" style:font-name-complex="Consolas" style:font-size-complex="10pt"/>
    </style:style>
    <style:style style:name="P43" style:family="paragraph" style:parent-style-name="Heading_20_1">
      <style:text-properties fo:language="es" fo:country="ES" style:text-underline-style="solid" style:text-underline-width="auto" style:text-underline-color="font-color"/>
    </style:style>
    <style:style style:name="P44" style:family="paragraph" style:parent-style-name="Heading_20_1" style:master-page-name="Standard">
      <style:paragraph-properties style:page-number="auto"/>
      <style:text-properties fo:language="es" fo:country="ES"/>
    </style:style>
    <style:style style:name="P45" style:family="paragraph" style:parent-style-name="Heading_20_1">
      <style:paragraph-properties fo:break-before="page"/>
      <style:text-properties fo:language="es" fo:country="ES" style:text-underline-style="solid" style:text-underline-width="auto" style:text-underline-color="font-color"/>
    </style:style>
    <style:style style:name="P46" style:family="paragraph" style:parent-style-name="Heading_20_2">
      <style:text-properties fo:color="#000000" style:font-name="Cambria" fo:font-size="11pt" fo:language="es" fo:country="ES" fo:font-weight="normal" style:font-size-asian="11pt" style:font-weight-asian="normal" style:font-name-complex="Helvetica2" style:font-size-complex="11pt" style:font-weight-complex="normal"/>
    </style:style>
    <style:style style:name="P47" style:family="paragraph" style:parent-style-name="Heading_20_2">
      <style:text-properties style:text-underline-style="solid" style:text-underline-width="auto" style:text-underline-color="font-color"/>
    </style:style>
    <style:style style:name="P48" style:family="paragraph" style:parent-style-name="Heading_20_2">
      <style:paragraph-properties fo:break-before="page"/>
      <style:text-properties fo:language="es" fo:country="ES" style:text-underline-style="solid" style:text-underline-width="auto" style:text-underline-color="font-colo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language="es" fo:country="ES" fo:font-style="italic" style:text-underline-style="none" style:font-style-asian="italic" style:font-style-complex="italic"/>
    </style:style>
    <style:style style:name="T4" style:family="text">
      <style:text-properties style:font-name="Helvetica" fo:language="es" fo:country="ES" style:font-name-asian="Helvetica2" style:font-name-complex="Helvetica2"/>
    </style:style>
    <style:style style:name="T5" style:family="text">
      <style:text-properties style:font-name="Helvetica" fo:language="es" fo:country="ES" fo:font-weight="bold" style:font-name-asian="Helvetica2" style:font-weight-asian="bold" style:font-name-complex="Helvetica2" style:font-weight-complex="bold"/>
    </style:style>
    <style:style style:name="T6" style:family="text">
      <style:text-properties style:font-name="Helvetica" fo:language="es" fo:country="ES" fo:font-style="italic" style:font-name-asian="Helvetica2" style:font-style-asian="italic" style:font-name-complex="Helvetica2" style:font-style-complex="italic"/>
    </style:style>
    <style:style style:name="T7" style:family="text">
      <style:text-properties fo:color="#000000" style:font-name="Helvetica" fo:font-size="10.5pt" fo:language="es" fo:country="ES" style:font-size-asian="10.5pt" style:font-name-complex="Helvetica2" style:font-size-complex="10.5pt"/>
    </style:style>
    <style:style style:name="T8" style:family="text">
      <style:text-properties fo:color="#000000" fo:font-size="11pt" fo:language="es" fo:country="ES" style:font-size-asian="11pt" style:font-name-complex="Helvetica2" style:font-size-complex="11pt"/>
    </style:style>
    <style:style style:name="T9" style:family="text">
      <style:text-properties fo:color="#009900" fo:language="es" fo:country="ES" fo:font-style="italic" style:font-style-asian="italic" style:font-style-complex="italic"/>
    </style:style>
    <style:style style:name="T10" style:family="text">
      <style:text-properties fo:color="#009900" fo:language="es" fo:country="E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color="#009900" fo:language="es" fo:country="ES" fo:font-style="italic" style:text-underline-style="none" style:font-style-asian="italic" style:font-style-complex="italic"/>
    </style:style>
    <style:style style:name="T12" style:family="text">
      <style:text-properties fo:color="#009900" style:font-name="Helvetica1" fo:font-style="italic" style:font-name-asian="CIDFont+F1" style:font-style-asian="italic" style:font-name-complex="CIDFont+F1" style:font-style-complex="italic"/>
    </style:style>
    <style:style style:name="T13" style:family="text">
      <style:text-properties fo:color="#0099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Helvetica1" fo:font-style="italic" style:text-underline-style="none" style:font-name-asian="CIDFont+F1" style:font-style-asian="italic" style:font-name-complex="CIDFont+F1" style:font-style-complex="italic"/>
    </style:style>
    <style:style style:name="T22" style:family="text">
      <style:text-properties style:font-name="Helvetica1" fo:font-style="italic" style:text-underline-style="solid" style:text-underline-width="auto" style:text-underline-color="font-color" style:font-name-asian="CIDFont+F1" style:font-style-asian="italic" style:font-name-complex="CIDFont+F1" style:font-style-complex="italic"/>
    </style:style>
    <style:style style:name="T23" style:family="text">
      <style:text-properties style:font-name="Helvetica1" fo:language="es" fo:country="ES" fo:font-style="italic" style:text-underline-style="none" style:font-style-asian="italic" style:font-style-complex="italic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6600"/>
    </style:style>
    <style:style style:name="T28" style:family="text">
      <style:text-properties fo:color="#0066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9" style:family="text">
      <style:text-properties fo:color="#006600"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color="#006600"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fo:color="#006600" fo:font-style="italic" style:text-underline-style="none" style:font-style-asian="italic" style:font-style-complex="italic"/>
    </style:style>
    <style:style style:name="T32" style:family="text">
      <style:text-properties fo:color="#006600" fo:font-style="italic" style:font-style-asian="italic" style:font-style-complex="italic"/>
    </style:style>
    <style:style style:name="T33" style:family="text">
      <style:text-properties fo:color="#006600" style:text-underline-style="none"/>
    </style:style>
    <style:style style:name="T34" style:family="text">
      <style:text-properties fo:color="#006600" style:text-underline-style="none" fo:font-weight="normal" style:font-weight-asian="normal" style:font-weight-complex="normal"/>
    </style:style>
    <style:style style:name="T35" style:family="text">
      <style:text-properties fo:color="#006600" fo:font-weight="normal" style:font-weight-asian="normal" style:font-weight-complex="normal"/>
    </style:style>
    <style:style style:name="T36" style:family="text">
      <style:text-properties fo:color="#006600" style:text-underline-style="solid" style:text-underline-width="auto" style:text-underline-color="font-color"/>
    </style:style>
    <style:style style:name="T37" style:family="text">
      <style:text-properties fo:color="#006600" style:font-name="Helvetica1" fo:language="es" fo:country="ES" fo:font-style="italic" style:text-underline-style="none" style:font-name-asian="CIDFont+F1" style:font-style-asian="italic" style:font-name-complex="CIDFont+F1" style:font-style-complex="italic"/>
    </style:style>
    <style:style style:name="T38" style:family="text">
      <style:text-properties fo:color="#d9e8f7"/>
    </style:style>
    <style:style style:name="T39" style:family="text">
      <style:text-properties fo:color="#d9e8f7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dd2867" fo:font-weight="bold" style:font-weight-asian="bold" style:font-weight-complex="bold"/>
    </style:style>
    <style:style style:name="T41" style:family="text">
      <style:text-properties fo:color="#1eb540" fo:font-weight="bold" style:font-weight-asian="bold" style:font-weight-complex="bold"/>
    </style:style>
    <style:style style:name="T42" style:family="text">
      <style:text-properties fo:color="#f9faf4"/>
    </style:style>
    <style:style style:name="T43" style:family="text">
      <style:text-properties fo:color="#1290c3" fo:font-weight="bold" style:font-weight-asian="bold" style:font-weight-complex="bold"/>
    </style:style>
    <style:style style:name="T44" style:family="text">
      <style:text-properties fo:color="#ed7f48" fo:font-weight="bold" style:font-weight-asian="bold" style:font-weight-complex="bold"/>
    </style:style>
    <style:style style:name="T45" style:family="text">
      <style:text-properties fo:color="#e6e6fa"/>
    </style:style>
    <style:style style:name="T46" style:family="text">
      <style:text-properties fo:color="#66e1f8"/>
    </style:style>
    <style:style style:name="T47" style:family="text">
      <style:text-properties fo:color="#80f6a7"/>
    </style:style>
    <style:style style:name="T48" style:family="text">
      <style:text-properties fo:color="#96ec3f" fo:font-style="italic" style:font-style-asian="italic" style:font-style-complex="italic"/>
    </style:style>
    <style:style style:name="T49" style:family="text">
      <style:text-properties fo:color="#cc81ba" fo:font-style="italic" style:font-style-asian="italic" style:font-style-complex="italic"/>
    </style:style>
    <style:style style:name="T50" style:family="text">
      <style:text-properties fo:color="#8ddaf8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color="#ffbf26"/>
    </style:style>
    <style:style style:name="T52" style:family="text">
      <style:text-properties fo:color="#ff9393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color="#6897bb"/>
    </style:style>
    <style:style style:name="T54" style:family="text">
      <style:text-properties fo:color="#17c6a3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10171827185080551" text:style-name="Outline">
        <text:list-item>
          <text:h text:style-name="P44" text:outline-level="1"/>
        </text:list-item>
      </text:list>
      <text:p text:style-name="P12"><text:bookmark-start text:name="_Toc165310928"/>ESTRUCTURA DE DATOS Y ALGORITMOS<text:bookmark-end text:name="_Toc165310928"/></text:p>
      <text:p text:style-name="P13">OBLIGATORI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/text:p>
      <text:p text:style-name="P2"/>
      <text:section text:style-name="Sect1" text:name="TextSection">
        <text:p text:style-name="P3"/>
        <text:p text:style-name="P3">Ignacio Cabrera</text:p>
        <text:p text:style-name="P3"><text:s text:c="6"/>(236296)</text:p>
        <text:p text:style-name="P3"/>
        <text:p text:style-name="P3"/>
        <text:p text:style-name="P3">Santiago Manzoni</text:p>
        <text:p text:style-name="P3"><text:s text:c="7"/>(230311)</text:p>
      </text:section>
      <text:section text:style-name="Sect2" text:name="Sección1"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5">Grupo: M3B</text:p>
        <text:p text:style-name="P5">Docente: Francisco Bouza</text:p>
        <text:p text:style-name="P5">Junio de 2019</text:p>
        <text:p text:style-name="P39"/>
        <text:p text:style-name="P29">Tabla de contenidos:</text:p>
        <text:p text:style-name="P30"/>
        <text:table-of-content text:style-name="Sect2" text:protected="true" text:name="Índice de contenido1">
          <text:table-of-content-source text:outline-level="3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27"><text:a xlink:type="simple" xlink:href="#__RefHeading__387_213559632" text:style-name="Internet_20_link" text:visited-style-name="Visited_20_Internet_20_Link">1. Interfaz del Sistema: Pre y Post condiciones<text:tab/>3</text:a></text:p>
            <text:p text:style-name="P27"><text:a xlink:type="simple" xlink:href="#__RefHeading__389_213559632" text:style-name="Internet_20_link" text:visited-style-name="Visited_20_Internet_20_Link">2. Solución escogida<text:tab/>5</text:a></text:p>
            <text:p text:style-name="P28"><text:a xlink:type="simple" xlink:href="#__RefHeading__391_213559632" text:style-name="Internet_20_link" text:visited-style-name="Visited_20_Internet_20_Link">2.1 Diagrama de la estructura de datos <text:tab/>5</text:a></text:p>
            <text:p text:style-name="P28"><text:a xlink:type="simple" xlink:href="#__RefHeading__393_213559632" text:style-name="Internet_20_link" text:visited-style-name="Visited_20_Internet_20_Link"><text:s/><text:tab/>5</text:a></text:p>
            <text:p text:style-name="P28"><text:a xlink:type="simple" xlink:href="#__RefHeading__395_213559632" text:style-name="Internet_20_link" text:visited-style-name="Visited_20_Internet_20_Link">2.2 Justificación<text:tab/>6</text:a></text:p>
            <text:p text:style-name="P27"><text:a xlink:type="simple" xlink:href="#__RefHeading__397_213559632" text:style-name="Internet_20_link" text:visited-style-name="Visited_20_Internet_20_Link">3. Pruebas Ejecutadas<text:tab/>7</text:a></text:p>
          </text:index-body>
        </text:table-of-content>
        <text:p text:style-name="Standard"><text:a xlink:type="simple" xlink:href="#_Toc325909749" text:style-name="Internet_20_link" text:visited-style-name="Visited_20_Internet_20_Link"/></text:p>
        <text:list xml:id="list21629355" text:continue-numbering="true" text:style-name="Outline">
          <text:list-item>
            <text:h text:style-name="P45" text:outline-level="1"><text:bookmark-start text:name="_Toc325909749"/><text:bookmark-start text:name="__RefHeading__387_213559632"/>1. Interfaz del Sistema: Pre y Post condiciones<text:bookmark-end text:name="_Toc325909749"/><text:bookmark-end text:name="__RefHeading__387_213559632"/></text:h>
          </text:list-item>
        </text:list>
        <text:p text:style-name="P14"><text:span text:style-name="T18">//Pre:</text:span> -</text:p>
        <text:p text:style-name="P14"><text:span text:style-name="T18">//Post:</text:span> Incializa la variable <text:span text:style-name="T17">texto </text:span>de tipo Lista&lt;ILista&lt;String&gt;&gt; que posee el objeto Sistema,</text:p>
        <text:p text:style-name="P14">también incializa la variable <text:span text:style-name="T17">diccionario</text:span> de tipo ListaOrd&lt;String&gt;.</text:p>
        <text:p text:style-name="P19"/>
        <text:p text:style-name="P19"><text:tab/><text:span text:style-name="T25">Retorno</text:span> crearSistemaMensajes();</text:p>
        <text:p text:style-name="P11"><text:line-break/> <text:s text:c="74"/>___________________</text:p>
        <text:p text:style-name="P11"/>
        <text:p text:style-name="P14"><text:span text:style-name="T18">//Pre:</text:span><text:span text:style-name="T25"> </text:span>El Sistema debe estar previamente inicializado ( <text:span text:style-name="T17">crearSistemaMensajes()</text:span> ).</text:p>
        <text:p text:style-name="P14"><text:span text:style-name="T18">//Post:</text:span> En caso de tener información almacenada elimina la misma, luego procede a 'nullear' las referencias de los componentes de Sistema.</text:p>
        <text:p text:style-name="P14"/>
        <text:p text:style-name="P19"><text:tab/><text:span text:style-name="T25">Retorno</text:span> destruirSistemaMensajes();</text:p>
        <text:p text:style-name="P11"/>
        <text:p text:style-name="P11"><text:s text:c="75"/>___________________<text:line-break/></text:p>
        <text:p text:style-name="P14"><text:span text:style-name="T18">//Pre:</text:span><text:span text:style-name="T25"> </text:span>El objeto Sistema debe estar inicializado (<text:span text:style-name="T17">crearSistemaMensajes()</text:span>).</text:p>
        <text:p text:style-name="P14"><text:span text:style-name="T18">//Post:</text:span> Inserta una linea al final del texto (si el texto no posee lineas inserta la primera).</text:p>
        <text:p text:style-name="P14"/>
        <text:p text:style-name="P19"><text:tab/><text:span text:style-name="T25">Retorno</text:span> InsertarLinea();</text:p>
        <text:p text:style-name="P11"/>
        <text:p text:style-name="P11"><text:s text:c="75"/>___________________<text:line-break/></text:p>
        <text:p text:style-name="P14"><text:span text:style-name="T18">//Pre:</text:span><text:span text:style-name="T25"> </text:span>-El objeto Sistema debe estar inicializado (<text:span text:style-name="T17">crearSistemaMensajes()</text:span>).</text:p>
        <text:p text:style-name="P14"><text:s text:c="9"/>-<text:span text:style-name="T17">posicionLinea</text:span> &gt; 0 <text:s/>&amp;&amp; <text:span text:style-name="T17">posicionLinea</text:span> &lt; <text:span text:style-name="T17">_cant</text:span> ( propiedad interna de Lista, cantidad de <text:s text:c="22"/>lineas en texto ) .</text:p>
        <text:p text:style-name="P14"><text:span text:style-name="T18">//Post:</text:span><text:span text:style-name="T17"> </text:span>Inserta una linea en la posición del texto indicada por parámetro.</text:p>
        <text:p text:style-name="P14"/>
        <text:p text:style-name="P19"><text:tab/><text:span text:style-name="T25">Retorno</text:span> InsertarLineaEnPosicion(<text:span text:style-name="T25">int</text:span> posicionLinea);</text:p>
        <text:p text:style-name="P11"/>
        <text:p text:style-name="P11"><text:s text:c="75"/>___________________<text:line-break/></text:p>
        <text:p text:style-name="P14"><text:span text:style-name="T18">//Pre:</text:span> -El objeto Sistema debe estar inicializado (<text:span text:style-name="T17">crearSistemaMensajes()</text:span>).</text:p>
        <text:p text:style-name="P14"><text:s text:c="9"/>-<text:span text:style-name="T17">posicionLinea</text:span> &gt; 0 <text:s/>&amp;&amp; <text:span text:style-name="T17">posicionLinea</text:span> &lt; _cant ( propiedad interna de Lista, cantidad de <text:s text:c="22"/>lineas en texto ).</text:p>
        <text:p text:style-name="P20"><text:span text:style-name="T10">//Post:</text:span><text:span text:style-name="T9"> </text:span><text:span text:style-name="T12">Borra la línea en la posición indicada y mueve todas las líneas que se encuentran a</text:span></text:p>
        <text:p text:style-name="P17">partir de la posición indicada, una posición más hacia arriba.</text:p>
        <text:p text:style-name="P17"/>
        <text:p text:style-name="P19"><text:tab/><text:span text:style-name="T25">Retorno</text:span> BorrarLinea(<text:span text:style-name="T25">int</text:span> posicionLinea);</text:p>
        <text:p text:style-name="P11"/>
        <text:p text:style-name="P11"><text:s text:c="75"/>___________________<text:line-break/></text:p>
        <text:p text:style-name="P14"><text:span text:style-name="T18">//Pre:</text:span> El objeto Sistema debe estar inicializado (<text:span text:style-name="T17">crearSistemaMensajes()</text:span>).</text:p>
        <text:p text:style-name="P14"><text:span text:style-name="T18">//Post:</text:span> Elimina linea por linea todas las palabras ingresadas, luego elimina las lineas ( deja el texto vacío).</text:p>
        <text:p text:style-name="P14"/>
        <text:p text:style-name="P19"><text:tab/><text:span text:style-name="T25">Retorno</text:span> BorrarTodo();</text:p>
        <text:p text:style-name="P11"><text:s text:c="75"/>___________________<text:line-break/></text:p>
        <text:p text:style-name="P14"><text:span text:style-name="T18">//Pre:</text:span> - El objeto Sistema debe estar inicializado (<text:span text:style-name="T17">crearSistemaMensajes()</text:span>).</text:p>
        <text:p text:style-name="P14"><text:s text:c="10"/>-El texto debe tener palabras ingresadas.</text:p>
        <text:p text:style-name="P14"><text:s text:c="10"/>-La palabra debe existir entre las ingresadas.</text:p>
        <text:p text:style-name="P20"><text:span text:style-name="T10">//Post:</text:span><text:span text:style-name="T9"> </text:span><text:span text:style-name="T12">Borra todas las ocurrencias en el texto de la palabra indicada, desplazando hacia</text:span></text:p>
        <text:p text:style-name="P18">atras en cada línea las otras palabras para no generar espacios vacios en medio.</text:p>
        <text:p text:style-name="P19"><text:s text:c="11"/></text:p>
        <text:p text:style-name="P20"><text:span text:style-name="T1"><text:tab/></text:span><text:span text:style-name="T2">Retorno</text:span><text:span text:style-name="T1"> BorrarOcurrenciasPalabraEnTexto(</text:span><text:span text:style-name="T2">String</text:span><text:span text:style-name="T1"> palabraABorrar);</text:span></text:p>
        <text:p text:style-name="P14"><text:soft-page-break/><text:span text:style-name="T18">//Pre:</text:span><text:span text:style-name="T19"> </text:span><text:span text:style-name="T33">El objeto Sistema debe estar inicializado (</text:span><text:span text:style-name="T36">crearSistemaMensajes()</text:span><text:span text:style-name="T33">).</text:span></text:p>
        <text:p text:style-name="P32"/>
        <text:p text:style-name="P20"><text:span text:style-name="T10">//Post:</text:span><text:span text:style-name="T11"> </text:span><text:span text:style-name="T37">Imprime en pantalla todas las palabras del texto linea por linea con un espacio en blanco entre ellas.</text:span></text:p>
        <text:p text:style-name="P19"/>
        <text:p text:style-name="P19"><text:tab/><text:span text:style-name="T25">Retorno</text:span> ImprimirTexto();</text:p>
        <text:p text:style-name="P11"/>
        <text:p text:style-name="P11"><text:s text:c="75"/>___________________<text:line-break/></text:p>
        <text:p text:style-name="P14"><text:span text:style-name="T18">//Pre:</text:span> <text:span text:style-name="T27">-</text:span><text:span text:style-name="T33">El objeto Sistema debe estar inicializado (</text:span><text:span text:style-name="T36">crearSistemaMensajes()</text:span><text:span text:style-name="T33">).</text:span></text:p>
        <text:p text:style-name="P24"><text:span text:style-name="T3"><text:s text:c="9"/></text:span><text:span text:style-name="T23">-</text:span><text:span text:style-name="T21">La posición </text:span><text:span text:style-name="T22">posicionLinea</text:span><text:span text:style-name="T21"> debe ser &gt; 0 y &lt;= a la cantidad total de lineas del texto. </text:span></text:p>
        <text:p text:style-name="P26"><text:s text:c="9"/>-La posición <text:span text:style-name="T17">posicionPalabra</text:span> debe ser &gt; 0 y &lt;= cantidad de palabras en la línea.</text:p>
        <text:p text:style-name="P33"/>
        <text:p text:style-name="P15"><text:span text:style-name="T25">//Post:</text:span> <text:span text:style-name="T33">Inserta la palabra en la linea </text:span><text:span text:style-name="T27">posicionLinea</text:span><text:span text:style-name="T33">, y en la posición </text:span><text:span text:style-name="T27">posicionPalabra</text:span><text:span text:style-name="T33"> de dicha linea.</text:span></text:p>
        <text:p text:style-name="P22"><text:tab/></text:p>
        <text:p text:style-name="P19"><text:tab/><text:span text:style-name="T25">Retorno</text:span> InsertarPalabraEnLinea(<text:span text:style-name="T25">int</text:span> <text:span text:style-name="T14">posicionLinea</text:span>, <text:span text:style-name="T25">int</text:span> <text:span text:style-name="T14">posicionPalabra</text:span>, <text:span text:style-name="T25">String</text:span> <text:span text:style-name="T14">palabraAIngresar</text:span>);</text:p>
        <text:p text:style-name="P19"/>
        <text:p text:style-name="P11"><text:s text:c="75"/>___________________</text:p>
        <text:p text:style-name="P11"><text:line-break/></text:p>
        <text:p text:style-name="P19"><text:span text:style-name="T13">//Pre:</text:span> <text:span text:style-name="T32">-</text:span><text:span text:style-name="T31">El objeto Sistema debe estar inicializado (</text:span><text:span text:style-name="T29">crearSistemaMensajes()</text:span><text:span text:style-name="T31">).</text:span></text:p>
        <text:p text:style-name="P24"><text:span text:style-name="T3"><text:s text:c="9"/></text:span><text:span text:style-name="T23">-</text:span><text:span text:style-name="T21">La posición posicionLinea debe ser &gt; 0 y &lt;= a la cantidad total de lineas del texto. </text:span></text:p>
        <text:p text:style-name="P25"><text:s text:c="9"/>-La posición <text:span text:style-name="T19">posicionPalabra</text:span> debe ser &gt; 0 y &lt;= cantidad de palabras en la línea.</text:p>
        <text:p text:style-name="P16"/>
        <text:p text:style-name="P16">//Post:<text:span text:style-name="T26"> <text:s/></text:span><text:span text:style-name="T34">Inserta la palabra en la linea </text:span><text:span text:style-name="T35">posicionLinea</text:span><text:span text:style-name="T34">, y en la posición </text:span><text:span text:style-name="T35">posicionPalabra</text:span><text:span text:style-name="T34"> de dicha linea, en caso que la linea estuviese llena, inserta igual y corre las demas hacia adelante.</text:span></text:p>
        <text:p text:style-name="P16"/>
        <text:p text:style-name="P19"><text:tab/><text:span text:style-name="T25">Retorno</text:span> InsertarPalabraYDesplazar(<text:span text:style-name="T25">int</text:span> <text:span text:style-name="T14">posicionLinea</text:span>, <text:span text:style-name="T25">int</text:span> <text:span text:style-name="T14">posicionPalabra</text:span>, <text:span text:style-name="T25">String</text:span> <text:span text:style-name="T14">palabraAIngresar</text:span>);</text:p>
        <text:p text:style-name="P11"/>
        <text:p text:style-name="P11"><text:s text:c="75"/>___________________<text:line-break/></text:p>
        <text:p text:style-name="P16">//Pre: <text:span text:style-name="T35">-</text:span><text:span text:style-name="T34">El objeto Sistema debe estar inicializado (</text:span><text:span text:style-name="T35">crearSistemaMensajes()</text:span><text:span text:style-name="T34">).</text:span></text:p>
        <text:p text:style-name="P23"><text:span text:style-name="T20"><text:s text:c="10"/>-El </text:span><text:span text:style-name="T26">texto</text:span><text:span text:style-name="T20"> debe tener lineas insertadas.</text:span></text:p>
        <text:p text:style-name="P23"><text:span text:style-name="T20"><text:s text:c="10"/>-La </text:span><text:span text:style-name="T26">posicionLinea</text:span><text:span text:style-name="T20"> debe ser &gt;0 y &lt; </text:span><text:span text:style-name="T26">_cant</text:span><text:span text:style-name="T20">. </text:span></text:p>
        <text:p text:style-name="P36"><text:s text:c="10"/>-La linea indicada por parámetro debe contener palabras ingresadas.</text:p>
        <text:p text:style-name="P23"><text:span text:style-name="T20"><text:s text:c="10"/>-La </text:span><text:span text:style-name="T26">posicionPalabra </text:span><text:span text:style-name="T20"><text:s/>debe ser &gt; 0 y &lt;= a la cantidad de palabras que tiene la linea donde se encuentra (debe ser una posición válida en la linea). </text:span></text:p>
        <text:p text:style-name="P34"/>
        <text:p text:style-name="P16">//Post:<text:span text:style-name="T34">Se borra la palabra ubicada en la linea y posición indicada, mueve un lugar hacia atrás todas las demás palabras que le consiguen en las demas posiciones y lineas.</text:span><text:span text:style-name="T20"> </text:span></text:p>
        <text:p text:style-name="P16"/>
        <text:p text:style-name="P19"><text:tab/><text:span text:style-name="T25">Retorno</text:span> BorrarPalabra(<text:span text:style-name="T25">int</text:span> <text:span text:style-name="T14">posicionLinea</text:span>, <text:span text:style-name="T25">int</text:span> <text:span text:style-name="T14">posicionPalabra</text:span>);</text:p>
        <text:p text:style-name="P11"/>
        <text:p text:style-name="P11"><text:s text:c="75"/>___________________<text:line-break/></text:p>
        <text:p text:style-name="P19"><text:span text:style-name="T13">//Pre:</text:span> <text:span text:style-name="T28">-</text:span><text:span text:style-name="T30">El objeto Sistema debe estar inicializado (</text:span><text:span text:style-name="T28">crearSistemaMensajes()</text:span><text:span text:style-name="T30">).</text:span></text:p>
        <text:p text:style-name="P22"><text:span text:style-name="T16"><text:s text:c="10"/>-Debe existir al menos una linea ingresada al </text:span><text:span text:style-name="T15">texto</text:span><text:span text:style-name="T16">.</text:span></text:p>
        <text:p text:style-name="P22"><text:span text:style-name="T16"><text:s text:c="10"/>-</text:span><text:span text:style-name="T15">posicionLinea</text:span><text:span text:style-name="T16"> &gt; 0 &amp;&amp; </text:span><text:span text:style-name="T15">posicionLinea</text:span><text:span text:style-name="T16"> &lt;= cantidad de palabras de la linea.</text:span></text:p>
        <text:p text:style-name="P34"/>
        <text:p text:style-name="P16">//Post:<text:span text:style-name="T20"> </text:span><text:span text:style-name="T34">Imprime todas las palabras contenidas en la linea de la posición </text:span><text:span text:style-name="T35">posicionLinea.</text:span></text:p>
        <text:p text:style-name="P19"><text:tab/></text:p>
        <text:p text:style-name="P19"><text:tab/><text:span text:style-name="T25">Retorno</text:span> ImprimirLinea(<text:span text:style-name="T25">int</text:span> <text:span text:style-name="T14">posicionLinea</text:span>);</text:p>
        <text:p text:style-name="P11"/>
        <text:p text:style-name="P11"><text:s text:c="75"/>___________________<text:line-break/></text:p>
        <text:p text:style-name="P16"/>
        <text:p text:style-name="P16"><text:soft-page-break/></text:p>
        <text:p text:style-name="P16"/>
        <text:p text:style-name="P16">//Pre: <text:span text:style-name="T27"><text:s/></text:span><text:span text:style-name="T35">-</text:span><text:span text:style-name="T34">El objeto Sistema debe estar inicializado (</text:span><text:span text:style-name="T35">crearSistemaMensajes()</text:span><text:span text:style-name="T34">).</text:span></text:p>
        <text:p text:style-name="P34"/>
        <text:p text:style-name="P16">//Post: <text:span text:style-name="T34">Ingresa la palabra </text:span><text:span text:style-name="T35">palabraAIngresar</text:span><text:span text:style-name="T34"> <text:s/>de forma ordenada a la ListaOrd </text:span><text:span text:style-name="T35">diccionario.</text:span></text:p>
        <text:p text:style-name="P35"/>
        <text:p text:style-name="P19"><text:tab/><text:span text:style-name="T25">Retorno</text:span> IngresarPalabraDiccionario(<text:span text:style-name="T25">String</text:span> <text:span text:style-name="T14">palabraAIngresar</text:span>);</text:p>
        <text:p text:style-name="P11"/>
        <text:p text:style-name="P11"><text:s text:c="75"/>___________________<text:line-break/></text:p>
        <text:p text:style-name="P16">//Pre: <text:span text:style-name="T35">-</text:span><text:span text:style-name="T34">El objeto Sistema debe estar inicializado (</text:span><text:span text:style-name="T35">crearSistemaMensajes()</text:span><text:span text:style-name="T34">).</text:span></text:p>
        <text:p text:style-name="P23"><text:span text:style-name="T20"><text:s text:c="10"/>-</text:span><text:span text:style-name="T26">palabraABorrar</text:span><text:span text:style-name="T20"> debe existir contenida en </text:span><text:span text:style-name="T26">diccionario</text:span><text:span text:style-name="T20">.</text:span></text:p>
        <text:p text:style-name="P34"/>
        <text:p text:style-name="P16">//Post: <text:span text:style-name="T34">Elimina la </text:span><text:span text:style-name="T35">palabraABorrar</text:span><text:span text:style-name="T34"> del </text:span><text:span text:style-name="T35">diccionario.</text:span></text:p>
        <text:p text:style-name="P35"/>
        <text:p text:style-name="P11"><text:span text:style-name="T4"><text:tab/></text:span><text:span text:style-name="T5">Retorno</text:span><text:span text:style-name="T4"> BorrarPalabraDiccionario(</text:span><text:span text:style-name="T5">String</text:span><text:span text:style-name="T4"> </text:span><text:span text:style-name="T6">palabraABorrar</text:span><text:span text:style-name="T4">);</text:span><text:line-break/></text:p>
        <text:p text:style-name="P11"><text:s text:c="75"/>___________________</text:p>
        <text:p text:style-name="P11"/>
        <text:p text:style-name="P16">//Pre: <text:span text:style-name="T35">-</text:span><text:span text:style-name="T34">El objeto Sistema debe estar inicializado (</text:span><text:span text:style-name="T35">crearSistemaMensajes()</text:span><text:span text:style-name="T34">).</text:span></text:p>
        <text:p text:style-name="P36"><text:s text:c="10"/>-La ListaOrd diccionario debe contener al menos una palabra ingresada.</text:p>
        <text:p text:style-name="P34"/>
        <text:p text:style-name="P16">//Post:<text:span text:style-name="T20"> </text:span><text:span text:style-name="T34">Imprime todas las palabras que estén dentro de la ListaOrd diccionario.</text:span></text:p>
        <text:p text:style-name="P34"/>
        <text:p text:style-name="P19"><text:tab/><text:span text:style-name="T25">Retorno</text:span> ImprimirDiccionario();</text:p>
        <text:p text:style-name="P11"/>
        <text:p text:style-name="P11"><text:s text:c="75"/>___________________<text:line-break/></text:p>
        <text:p text:style-name="P19"><text:span text:style-name="T13">//Pre:</text:span> <text:span text:style-name="T28">-</text:span><text:span text:style-name="T30">El objeto Sistema debe estar inicializado (</text:span><text:span text:style-name="T28">crearSistemaMensajes()</text:span><text:span text:style-name="T30">).</text:span></text:p>
        <text:p text:style-name="P22"><text:span text:style-name="T16"><text:s text:c="10"/>-</text:span><text:span text:style-name="T15">texto</text:span><text:span text:style-name="T16"> debe contener al menos una linea y una palabra ingresada.</text:span></text:p>
        <text:p text:style-name="P22"><text:span text:style-name="T16"><text:s text:c="10"/>- </text:span><text:span text:style-name="T15">diccionario</text:span><text:span text:style-name="T16"> debe contener al menos una palabra ingresada.</text:span></text:p>
        <text:p text:style-name="P34"/>
        <text:p text:style-name="P16">//Post:<text:span text:style-name="T20"> </text:span><text:span text:style-name="T34">Imprime todas las palabras contenidas en </text:span><text:span text:style-name="T35">texto</text:span><text:span text:style-name="T34"> que no estén en </text:span><text:span text:style-name="T35">diccionario</text:span><text:span text:style-name="T34">.</text:span></text:p>
        <text:p text:style-name="P16"/>
        <text:p text:style-name="P19"><text:tab/><text:span text:style-name="T25">Retorno</text:span> ImprimirTextoIncorrecto();</text:p>
        <text:p text:style-name="Standard"/>
        <text:p text:style-name="Standard"><text:span text:style-name="T24"><text:s text:c="75"/>___________________</text:span><text:line-break/></text:p>
        <text:p text:style-name="P6"/>
        <text:list xml:id="list21643118" text:continue-numbering="true" text:style-name="Outline">
          <text:list-item>
            <text:h text:style-name="P43" text:outline-level="1"><text:bookmark-start text:name="_Toc325909750"/><text:bookmark-start text:name="__RefHeading__389_213559632"/>2. Solución escogida<text:bookmark-end text:name="_Toc325909750"/><text:bookmark-end text:name="__RefHeading__389_213559632"/></text:h>
            <text:list>
              <text:list-item>
                <text:h text:style-name="P47" text:outline-level="2"><text:bookmark-start text:name="__RefHeading__391_213559632"/><text:bookmark-start text:name="_Toc325909751"/><text:span text:style-name="T1">2.1 Diagrama de la estructura de datos</text:span><text:bookmark-end text:name="_Toc325909751"/><text:span text:style-name="T1"> </text:span><text:bookmark-end text:name="__RefHeading__391_213559632"/></text:h>
              </text:list-item>
            </text:list>
          </text:list-item>
        </text:list>
        <text:p text:style-name="P8"><text:tab/></text:p>
        <text:p text:style-name="P7"><text:span text:style-name="T7"><text:tab/></text:span><text:span text:style-name="T8">&lt; Pegar imagen del diagrama &gt;</text:span></text:p>
        <text:p text:style-name="P8"/>
        <text:p text:style-name="P10"/>
        <text:p text:style-name="P10"/>
        <text:p text:style-name="P10">Nota: El diagrama debe mostrar claramente el contenido de cada una de las estructuras y como se relacionan entre ellas. </text:p>
        <text:list xml:id="list21642343" text:continue-numbering="true" text:style-name="Outline">
          <text:list-item>
            <text:list>
              <text:list-item>
                <text:h text:style-name="P46" text:outline-level="2"><text:bookmark-start text:name="__RefHeading__393_213559632"/><text:tab/><text:bookmark-end text:name="__RefHeading__393_213559632"/></text:h>
              </text:list-item>
              <text:list-item>
                <text:h text:style-name="P48" text:outline-level="2"><text:bookmark-start text:name="_Toc325909752"/><text:bookmark-start text:name="__RefHeading__395_213559632"/>2.2 Justificación<text:bookmark-end text:name="_Toc325909752"/><text:bookmark-end text:name="__RefHeading__395_213559632"/></text:h>
              </text:list-item>
            </text:list>
          </text:list-item>
        </text:list>
        <text:p text:style-name="P8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columns-spanned="2" office:value-type="string">
              <text:p text:style-name="P9">&lt;Nombre Entidad&gt;</text:p>
            </table:table-cell>
            <table:covered-table-cell/>
          </table:table-row>
          <table:table-row table:style-name="Tabla1.1">
            <table:table-cell table:style-name="Tabla1.A2" office:value-type="string">
              <text:p text:style-name="P8">Estructura</text:p>
            </table:table-cell>
            <table:table-cell table:style-name="Tabla1.A2" office:value-type="string">
              <text:p text:style-name="P8"/>
            </table:table-cell>
          </table:table-row>
          <table:table-row table:style-name="Tabla1.1">
            <table:table-cell table:style-name="Tabla1.A2" office:value-type="string">
              <text:p text:style-name="P8">Justificación</text:p>
            </table:table-cell>
            <table:table-cell table:style-name="Tabla1.A2" office:value-type="string">
              <text:p text:style-name="P8"/>
            </table:table-cell>
          </table:table-row>
        </table:table>
        <text:p text:style-name="P3"/>
        <text:p text:style-name="P3">…</text:p>
        <text:p text:style-name="P3">…</text:p>
        <text:p text:style-name="P3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table:number-columns-spanned="2" office:value-type="string">
              <text:p text:style-name="P9">&lt;Nombre Entidad&gt;</text:p>
            </table:table-cell>
            <table:covered-table-cell/>
          </table:table-row>
          <table:table-row table:style-name="Tabla2.1">
            <table:table-cell table:style-name="Tabla2.A2" office:value-type="string">
              <text:p text:style-name="P8">Estructura</text:p>
            </table:table-cell>
            <table:table-cell table:style-name="Tabla2.A2" office:value-type="string">
              <text:p text:style-name="P8"/>
            </table:table-cell>
          </table:table-row>
          <table:table-row table:style-name="Tabla2.1">
            <table:table-cell table:style-name="Tabla2.A2" office:value-type="string">
              <text:p text:style-name="P8">Justificación</text:p>
            </table:table-cell>
            <table:table-cell table:style-name="Tabla2.A2" office:value-type="string">
              <text:p text:style-name="P8"/>
            </table:table-cell>
          </table:table-row>
        </table:table>
        <text:p text:style-name="P3"/>
        <text:p text:style-name="Standard"/>
        <text:list xml:id="list21648544" text:continue-numbering="true" text:style-name="Outline">
          <text:list-item>
            <text:h text:style-name="P45" text:outline-level="1"><text:bookmark-start text:name="__RefHeading__397_213559632"/>3. Pruebas Ejecutadas<text:bookmark-end text:name="__RefHeading__397_213559632"/></text:h>
          </text:list-item>
        </text:list>
        <text:p text:style-name="P21"/>
        <text:p text:style-name="P38"><text:tab/></text:p>
        <text:p text:style-name="P38"/>
        <text:p text:style-name="P38"><text:tab/>@Test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CrearSistemaMensajes</text:span><text:span text:style-name="T42">()</text:span><text:span text:style-name="T38"> </text:span><text:span text:style-name="T42">{</text:span></text:p>
        <text:p text:style-name="P41"><text:tab/><text:tab/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DestruirSistemaMensajes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destruirSistemaMensajes</text:span><text:span text:style-name="T42">()</text:span><text:span text:style-name="T45">;</text:span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nsertarLinea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nsertarLineaEnPosicion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EnPosicion</text:span><text:span text:style-name="T42">(</text:span><text:span text:style-name="T53">1</text:span><text:span text:style-name="T42">)</text:span><text:span text:style-name="T45">;</text:span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><text:tab/></text:p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nsertarLineaEnPosicionFueraDeRang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EnPosicion</text:span><text:span text:style-name="T42">(</text:span><text:span text:style-name="T53">486</text:span><text:span text:style-name="T42">)</text:span><text:span text:style-name="T45">;</text:span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1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><text:tab/></text:p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nsertarLineaEnPosicionIgualA0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EnPosicion</text:span><text:span text:style-name="T42">(</text:span><text:span text:style-name="T53">0</text:span><text:span text:style-name="T42">)</text:span><text:span text:style-name="T45">;</text:span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1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BorrarLinea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BorrarLinea</text:span><text:span text:style-name="T42">(</text:span><text:span text:style-name="T53">1</text:span><text:span text:style-name="T42">)</text:span><text:span text:style-name="T45">;</text:span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/>
        <text:p text:style-name="P40"/>
        <text:p text:style-name="P40"/>
        <text:p text:style-name="P40"><text:soft-page-break/></text:p>
        <text:p text:style-name="P40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BorrarLineaIgualA0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BorrarLinea</text:span><text:span text:style-name="T42">(</text:span><text:span text:style-name="T53">0</text:span><text:span text:style-name="T42">)</text:span><text:span text:style-name="T45">;</text:span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1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><text:tab/></text:p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BorrarLineaMayorRang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BorrarLinea</text:span><text:span text:style-name="T42">(</text:span><text:span text:style-name="T53">6541</text:span><text:span text:style-name="T42">)</text:span><text:span text:style-name="T45">;</text:span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1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><text:tab/></text:p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BorrarTod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BorrarTodo</text:span><text:span text:style-name="T42">()</text:span><text:span text:style-name="T45">;</text:span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BorrarOcurrenciasPalabraEnText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EPE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2</text:span><text:span text:style-name="T45">,</text:span><text:span text:style-name="T38"> </text:span><text:span text:style-name="T53">1</text:span><text:span text:style-name="T45">,</text:span><text:span text:style-name="T38"> </text:span><text:span text:style-name="T54">"CACA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2</text:span><text:span text:style-name="T45">,</text:span><text:span text:style-name="T38"> </text:span><text:span text:style-name="T53">2</text:span><text:span text:style-name="T45">,</text:span><text:span text:style-name="T38"> </text:span><text:span text:style-name="T54">"Sape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BorrarOcurrenciasPalabraEnTexto</text:span><text:span text:style-name="T42">(</text:span><text:span text:style-name="T54">"CACA"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><text:tab/></text:p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BorrarOcurrenciasPalabraEnTextoSinOcurrencia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EPE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2</text:span><text:span text:style-name="T45">,</text:span><text:span text:style-name="T38"> </text:span><text:span text:style-name="T53">1</text:span><text:span text:style-name="T45">,</text:span><text:span text:style-name="T38"> </text:span><text:span text:style-name="T54">"SOSO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2</text:span><text:span text:style-name="T45">,</text:span><text:span text:style-name="T38"> </text:span><text:span text:style-name="T53">2</text:span><text:span text:style-name="T45">,</text:span><text:span text:style-name="T38"> </text:span><text:span text:style-name="T54">"Sape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BorrarOcurrenciasPalabraEnTexto</text:span><text:span text:style-name="T42">(</text:span><text:span text:style-name="T54">"ASASDASDSAD"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1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/>
        <text:p text:style-name="P40"><text:span text:style-name="T38"><text:tab/></text:span></text:p>
        <text:p text:style-name="P40"><text:span text:style-name="T39"/></text:p>
        <text:p text:style-name="P40"><text:span text:style-name="T39"/></text:p>
        <text:p text:style-name="P40"><text:span text:style-name="T39"/></text:p>
        <text:p text:style-name="P40"><text:span text:style-name="T39"/></text:p>
        <text:p text:style-name="P40"><text:span text:style-name="T39"/></text:p>
        <text:p text:style-name="P40"><text:span text:style-name="T39"/></text:p>
        <text:p text:style-name="P40"><text:soft-page-break/><text:span text:style-name="T39"><text:tab/></text:span></text:p>
        <text:p text:style-name="P40"><text:span text:style-name="T39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mprimirText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2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mprimirTexto</text:span><text:span text:style-name="T42">(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><text:tab/></text:p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mprimirTextoVaci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2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BorrarTodo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mprimirTexto</text:span><text:span text:style-name="T42">(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nsertarPalabraEnLinea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><text:tab/></text:p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nsertarPalabraEnLineaFueraDeRang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5</text:span><text:span text:style-name="T45">,</text:span><text:span text:style-name="T38"> </text:span><text:span text:style-name="T53">3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1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><text:tab/></text:p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nsertarPalabraEnLineaSinPalabraEnPosMayorA1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1</text:span><text:span text:style-name="T45">,</text:span><text:span text:style-name="T38"> </text:span><text:span text:style-name="T53">3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2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oft-page-break/><text:span text:style-name="T38"><text:tab/></text:span><text:span text:style-name="T42">}</text:span></text:p>
        <text:p text:style-name="P40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nsertarPalabraEnLineaPalabraFueraDeRang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1</text:span><text:span text:style-name="T45">,</text:span><text:span text:style-name="T38"> </text:span><text:span text:style-name="T53">3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3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><text:tab/></text:p>
        <text:p text:style-name="P40"><text:span text:style-name="T38"><text:tab/></text:span></text:p>
        <text:p text:style-name="P40"><text:span text:style-name="T39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nsertarPalabraYDesplazar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3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><text:span text:style-name="T42"/></text:p>
        <text:p text:style-name="P41"><text:tab/></text:p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nsertarPalabraYDesplazarLineaFueraDeRang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5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1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><text:tab/></text:p>
        <text:p text:style-name="P41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nsertarPalabraYDesplazarPalabraFueraDeRang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56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2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><text:span text:style-name="T42"/></text:p>
        <text:p text:style-name="P40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BorrarPalabra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3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BorrarPalabra</text:span><text:span text:style-name="T42">(</text:span><text:span text:style-name="T53">1</text:span><text:span text:style-name="T45">,</text:span><text:span text:style-name="T38"> </text:span><text:span text:style-name="T53">1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><text:tab/></text:p>
        <text:p text:style-name="P41"><text:soft-page-break/></text:p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BorrarPalabraLineaFueraDeRang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3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BorrarPalabra</text:span><text:span text:style-name="T42">(</text:span><text:span text:style-name="T53">0</text:span><text:span text:style-name="T45">,</text:span><text:span text:style-name="T38"> </text:span><text:span text:style-name="T53">1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1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BorrarPalabraFueraDeRang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3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BorrarPalabra</text:span><text:span text:style-name="T42">(</text:span><text:span text:style-name="T53">1</text:span><text:span text:style-name="T45">,</text:span><text:span text:style-name="T38"> </text:span><text:span text:style-name="T53">3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2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mprimirLinea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3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mprimirLinea</text:span><text:span text:style-name="T42">(</text:span><text:span text:style-name="T53">1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mprimirLineaFueraDeRang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3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YDesplazar</text:span><text:span text:style-name="T42">(</text:span><text:span text:style-name="T53">1</text:span><text:span text:style-name="T45">,</text:span><text:span text:style-name="T38"> </text:span><text:span text:style-name="T53">2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mprimirLinea</text:span><text:span text:style-name="T42">(</text:span><text:span text:style-name="T53">7</text:span><text:span text:style-name="T42">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1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><text:tab/></text:p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ngresarPalabraDiccionari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gresarPalabraDiccionario</text:span><text:span text:style-name="T42">(</text:span><text:span text:style-name="T54">"Palabra1"</text:span><text:span text:style-name="T42">)</text:span><text:span text:style-name="T45">;</text:span></text:p>
        <text:p text:style-name="P40"/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/>
        <text:p text:style-name="P40"><text:span text:style-name="T38"><text:tab/></text:span></text:p>
        <text:p text:style-name="P40"><text:span text:style-name="T39"/></text:p>
        <text:p text:style-name="P40"><text:soft-page-break/><text:span text:style-name="T39"/></text:p>
        <text:p text:style-name="P40"><text:span text:style-name="T39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ngresarPalabraDiccionarioPalabraYaExistente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gresarPalabraDiccionario</text:span><text:span text:style-name="T42">(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gresarPalabraDiccionario</text:span><text:span text:style-name="T42">(</text:span><text:span text:style-name="T54">"Palabra1"</text:span><text:span text:style-name="T42">)</text:span><text:span text:style-name="T45">;</text:span></text:p>
        <text:p text:style-name="P40"/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1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1"><text:tab/></text:p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BorrarPalabraDiccionari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gresarPalabraDiccionario</text:span><text:span text:style-name="T42">(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BorrarPalabraDiccionario</text:span><text:span text:style-name="T42">(</text:span><text:span text:style-name="T54">"Palabra1"</text:span><text:span text:style-name="T42">)</text:span><text:span text:style-name="T45">;</text:span></text:p>
        <text:p text:style-name="P40"/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2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BorrarPalabraDiccionarioPalabranoExistente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gresarPalabraDiccionario</text:span><text:span text:style-name="T42">(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BorrarPalabraDiccionario</text:span><text:span text:style-name="T42">(</text:span><text:span text:style-name="T54">"Palabra 1"</text:span><text:span text:style-name="T42">)</text:span><text:span text:style-name="T45">;</text:span></text:p>
        <text:p text:style-name="P40"/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ERROR_1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mprimirDiccionari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gresarPalabraDiccionario</text:span><text:span text:style-name="T42">(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gresarPalabraDiccionario</text:span><text:span text:style-name="T42">(</text:span><text:span text:style-name="T54">"Palabra2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gresarPalabraDiccionario</text:span><text:span text:style-name="T42">(</text:span><text:span text:style-name="T54">"Palabra3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mprimirDiccionario</text:span><text:span text:style-name="T42">(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40"/>
        <text:p text:style-name="P40"><text:span text:style-name="T38"><text:tab/></text:span><text:span text:style-name="T52">@Test</text:span></text:p>
        <text:p text:style-name="P40"><text:span text:style-name="T38"><text:tab/></text:span><text:span text:style-name="T40">public</text:span><text:span text:style-name="T38"> </text:span><text:span text:style-name="T40">void</text:span><text:span text:style-name="T38"> </text:span><text:span text:style-name="T41">testImprimirTextoIncorrecto</text:span><text:span text:style-name="T42">()</text:span><text:span text:style-name="T38"> </text:span><text:span text:style-name="T42">{</text:span></text:p>
        <text:p text:style-name="P40"><text:span text:style-name="T38"><text:tab/><text:tab/></text:span><text:span text:style-name="T43">Retorno</text:span><text:span text:style-name="T38"> </text:span><text:span text:style-name="T44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crearSistemaMensajes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1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PalabraEnLinea</text:span><text:span text:style-name="T42">(</text:span><text:span text:style-name="T53">2</text:span><text:span text:style-name="T45">,</text:span><text:span text:style-name="T38"> </text:span><text:span text:style-name="T53">1</text:span><text:span text:style-name="T45">,</text:span><text:span text:style-name="T38"> </text:span><text:span text:style-name="T54">"Palabra2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sertarLinea</text:span><text:span text:style-name="T42">()</text:span><text:span text:style-name="T45">;</text:span></text:p>
        <text:p text:style-name="P41"><text:tab/><text:tab/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ngresarPalabraDiccionario</text:span><text:span text:style-name="T42">(</text:span><text:span text:style-name="T54">"Palabra1"</text:span><text:span text:style-name="T42">)</text:span><text:span text:style-name="T45">;</text:span></text:p>
        <text:p text:style-name="P40"><text:span text:style-name="T38"><text:tab/><text:tab/></text:span><text:span text:style-name="T51">ret</text:span><text:span text:style-name="T38"> </text:span><text:span text:style-name="T45">=</text:span><text:span text:style-name="T38"> </text:span><text:span text:style-name="T46">sis</text:span><text:span text:style-name="T45">.</text:span><text:span text:style-name="T47">ImprimirTextoIncorrecto</text:span><text:span text:style-name="T42">()</text:span><text:span text:style-name="T45">;</text:span></text:p>
        <text:p text:style-name="P41"><text:tab/><text:tab/></text:p>
        <text:p text:style-name="P40"><text:span text:style-name="T38"><text:tab/><text:tab/></text:span><text:span text:style-name="T48">assertEquals</text:span><text:span text:style-name="T42">(</text:span><text:span text:style-name="T49">Resultado</text:span><text:span text:style-name="T45">.</text:span><text:span text:style-name="T50">OK</text:span><text:span text:style-name="T45">,</text:span><text:span text:style-name="T38"> </text:span><text:span text:style-name="T51">ret</text:span><text:span text:style-name="T45">.</text:span><text:span text:style-name="T46">resultado</text:span><text:span text:style-name="T42">)</text:span><text:span text:style-name="T45">;</text:span></text:p>
        <text:p text:style-name="P40"><text:span text:style-name="T38"><text:tab/></text:span><text:span text:style-name="T42">}</text:span></text:p>
        <text:p text:style-name="P21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DFont+F1" svg:font-family="CIDFont+F1"/>
    <style:font-face style:name="Mangal1" svg:font-family="Mangal"/>
    <style:font-face style:name="OpenSymbol" svg:font-family="OpenSymbol"/>
    <style:font-face style:name="Helvetica1" svg:font-family="Helvetica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mbria1" svg:font-family="Cambria" style:font-family-generic="system" style:font-pitch="variable"/>
    <style:font-face style:name="Helvetica2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en" fo:country="US" style:font-name-asian="SimSun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15%" text:number-lines="false" text:line-number="0"/>
      <style:text-properties fo:color="#365f91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.212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default-outline-level="" style:list-style-name="" style:class="index">
      <style:paragraph-properties fo:margin-left="1.27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5" style:display-name="Contents 5" style:family="paragraph" style:parent-style-name="Standard" style:default-outline-level="" style:list-style-name="" style:class="index">
      <style:paragraph-properties fo:margin-left="1.693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6" style:display-name="Contents 6" style:family="paragraph" style:parent-style-name="Standard" style:default-outline-level="" style:list-style-name="" style:class="index">
      <style:paragraph-properties fo:margin-left="2.117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7" style:display-name="Contents 7" style:family="paragraph" style:parent-style-name="Standard" style:default-outline-level="" style:list-style-name="" style:class="index">
      <style:paragraph-properties fo:margin-left="2.54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default-outline-level="" style:list-style-name="" style:class="index">
      <style:paragraph-properties fo:margin-left="2.963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9" style:display-name="Contents 9" style:family="paragraph" style:parent-style-name="Standard" style:default-outline-level="" style:list-style-name="" style:class="index">
      <style:paragraph-properties fo:margin-left="3.387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weight-complex="bold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3.175cm" fo:margin-right="3.175cm" style:writing-mode="lr-tb" style:layout-grid-color="#c0c0c0" style:layout-grid-lines="2591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MP2"/>
      </style:footer>
      <style:footer-left>
        <text:p text:style-name="MP2"><text:page-number text:select-page="current">1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rencia Sarasola</meta:initial-creator>
    <dc:creator>Santiago Manzoni</dc:creator>
    <meta:editing-cycles>23</meta:editing-cycles>
    <meta:creation-date>2011-04-25T02:55:00</meta:creation-date>
    <dc:date>2019-06-17T01:43:44.76</dc:date>
    <meta:generator>OpenOffice/4.1.5$Win32 OpenOffice.org_project/415m1$Build-9789</meta:generator>
    <meta:editing-duration>PT3H31M45S</meta:editing-duration>
    <meta:document-statistic meta:table-count="2" meta:image-count="0" meta:object-count="0" meta:page-count="12" meta:paragraph-count="429" meta:word-count="1609" meta:character-count="16536"/>
    <meta:user-defined meta:name="AppVersion">00.0001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